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</style:style>
    <style:style style:name="P2" style:family="paragraph" style:parent-style-name="Standard" style:master-page-name="">
      <style:paragraph-properties fo:margin-left="0.5in" fo:margin-right="0in" fo:line-height="200%" fo:text-indent="-0.5in" style:auto-text-indent="false" style:page-number="auto">
        <style:tab-stops/>
      </style:paragraph-properties>
    </style:style>
    <style:style style:name="P3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  <style:text-properties fo:font-style="normal" style:font-style-asian="normal" style:font-style-complex="normal"/>
    </style:style>
    <style:style style:name="P4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1"/>
    </style:style>
    <style:style style:name="T6" style:family="text">
      <style:text-properties style:font-name="Times New Roman1" fo:font-style="normal" style:font-style-asian="normal" style:font-style-complex="normal"/>
    </style:style>
    <style:style style:name="T7" style:family="text">
      <style:text-properties style:font-name="Times New Roman1" fo:font-style="italic" style:font-style-asian="italic" style:font-style-complex="italic"/>
    </style:style>
    <style:style style:name="T8" style:family="text">
      <style:text-properties style:text-position="super 58%" fo:font-style="italic"/>
    </style:style>
    <style:style style:name="T9" style:family="text">
      <style:text-properties style:text-position="super 58%" fo:font-style="italic" style:font-style-asian="italic" style:font-style-complex="italic"/>
    </style:style>
    <style:style style:name="T10" style:family="text">
      <style:text-properties style:text-position="super 58%" fo:font-style="italic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rum, A., Wohlin, C., &amp; Petersson, H. (2005). Increasing the understanding of effectiveness in software inspections using published data sets. <text:span text:style-name="T2">Journal of Research and Practice in Information Technology, 37</text:span><text:span text:style-name="T4">, 253-266.</text:span></text:p>
      <text:p text:style-name="P1">Bardram, J. E. (1997). Plans as situated action: An activity theory approach to workflow systems. <text:span text:style-name="T2">Proceedings of the 5</text:span><text:span text:style-name="T9">th</text:span><text:span text:style-name="T2"> European Conference on Computer Supported Cooperative Work</text:span><text:span text:style-name="T4"> (pp. 17-32). Norwell, MA: Kluwer Academic Publishers.</text:span></text:p>
      <text:p text:style-name="P1"><text:span text:style-name="T4">Basili, V. R. (1997). Evolving and packaging reading technologies. </text:span><text:span text:style-name="T2">Journal of Systems and Software, 38</text:span><text:span text:style-name="T4">, 3-12.</text:span></text:p>
      <text:p text:style-name="P1"><text:span text:style-name="T4">Basili, V. R., Green, S., Laitenberger, O., Lanubile, F., Shull, F., S</text:span><text:span text:style-name="T6">ø</text:span><text:span text:style-name="T4">rumgard, S., &amp; Zelkowitz, M. V. (1996). </text:span>The empirical investigation of perspective-based reading.<text:span text:style-name="T4"> </text:span><text:span text:style-name="T3">Empirical Software Engineering: An International Journal</text:span><text:span text:style-name="T2">, 1</text:span><text:span text:style-name="T4">, 133-164. </text:span></text:p>
      <text:p text:style-name="P1">B<text:span text:style-name="T5">é</text:span>guin, P., &amp; Rebardel, P. (2000). Designing for instrument-mediated activity. <text:span text:style-name="T2">Scandinavian Journal of Information Systems, 12</text:span><text:span text:style-name="T4">(1-2), 173-190.</text:span></text:p>
      <text:p text:style-name="P1">Biffl, S. (2000, November/December). Using inspection data for defect estimation. <text:span text:style-name="T2">IEEE Software</text:span><text:span text:style-name="T4">, 36-43.</text:span></text:p>
      <text:p text:style-name="P1">Bj<text:span text:style-name="T5">ørn, P., Scupola, A., &amp; Fitzgerald, B. (2006). Expanding technological frames toward mediated collaboration: Groupware adoption in virtual learning teams. </text:span><text:span text:style-name="T7">Scandinavian Journal of Information Systems, 18</text:span><text:span text:style-name="T6">(2), 29-68.</text:span></text:p>
      <text:p text:style-name="P1">B<text:span text:style-name="T5">ø</text:span>dker, S. (1996). Applying activity theory to video analysis: How to make sense of video data in human-computer interaction. In B. A. Nardi (Ed.), <text:span text:style-name="T2">Context and consciousness: Activity theory and human-computer interaction </text:span><text:span text:style-name="T4">(pp.147-174). Cambridge, MA: MIT Press.</text:span></text:p>
      <text:p text:style-name="P1"><text:span text:style-name="T4">Bragdon, A., Zeleznik, R., Reiss, S. P., Karumuri, S., Cheung, W., Kaplan, J., … LaViola, J. J., Jr. (2010). Code Bubbles: A working set-based interface for code understanding and maintenance. </text:span><text:span text:style-name="T3">Proceedings of the 28</text:span><text:span text:style-name="T10">th</text:span><text:span text:style-name="T3"> International Conference on Human Factors in Computing Systems</text:span><text:span text:style-name="T4"> (pp. 2503-2512). New York: ACM.</text:span></text:p>
      <text:p text:style-name="P1"><text:soft-page-break/><text:span text:style-name="T4">Brandt, J., Guo, P. J., Lewenstein, J., Dontcheva, M., &amp; Klemmer, S. A. (2009). Two studies of opportunistic programming: Interleaving web foraging, learning, and writing code. </text:span><text:span text:style-name="T3">Proceedings of the 27</text:span><text:span text:style-name="T10">th</text:span><text:span text:style-name="T3"> International Conference on Human Factors in Computing Systems</text:span><text:span text:style-name="T4"> (pp. 1589-1598). New York: ACM.</text:span></text:p>
      <text:p text:style-name="P1"><text:span text:style-name="T4">Bryant, S. L., Forte, A., &amp; Bruckman, A. (2005). Becoming Wikipedian: Transformation of participation in a collaborative online encyclopedia. </text:span><text:span text:style-name="T3">Proceedings of the 2005 International ACM SIGGROUP Conference on Supporting Group Work</text:span><text:span text:style-name="T4"> (pp. 1-10). New York: ACM.</text:span></text:p>
      <text:p text:style-name="P3">Card, S. K., Moran, T. P., &amp; Newell, A. (1983). The psychology of human-computer interaction. Hillsdale, NJ: Erlbaum.</text:p>
      <text:p text:style-name="P1"><text:span text:style-name="T4">Carroll, J. M. (1997). Human-computer interaction: Psychology as a science of design. </text:span><text:span text:style-name="T2">International Journal of Human-Computer Studies, 46</text:span><text:span text:style-name="T4">, 501-522.</text:span></text:p>
      <text:p text:style-name="P1"><text:span text:style-name="T4">Cataldo, M. (2010). Sources of errors in distributed development projects: Implications for collaborative tools. </text:span><text:span text:style-name="T3">Proceedings of the 2010 ACM Conference on Computer Supported Cooperative Work</text:span><text:span text:style-name="T4"> (pp. 281-290). New York: ACM.</text:span></text:p>
      <text:p text:style-name="P1"><text:span text:style-name="T4">Chong, J., &amp; Siino, R. (2006). Interruptions on software teams: A comparison of paired and solo programmers. </text:span><text:span text:style-name="T3">Proceedings of the 2006 20</text:span><text:span text:style-name="T10">th</text:span><text:span text:style-name="T3"> Anniversary Conference on Computer Supported Cooperative Work</text:span><text:span text:style-name="T4"> (pp. 29-38). New York: ACM.</text:span></text:p>
      <text:p text:style-name="P1"><text:span text:style-name="T4">Collins, P., Shukla, S., &amp; Redmiles, D. (2002). Activity theory and system design: A view from the trenches. </text:span><text:span text:style-name="T2">Computer Supported Cooperative Work, 11</text:span><text:span text:style-name="T4">, 55-80.</text:span></text:p>
      <text:p text:style-name="P3">Cooper, A. (1999). The inmates are running the asylum: Why high-tech products drive us crazy and how to restore the sanity. Indianapolis, IN: Sams.</text:p>
      <text:p text:style-name="P3">Cooper, A., Reimann, R., &amp; Cronin, D. (2007). About face 3: The essentials of interaction design. Indianapolis, IN: Wiley.</text:p>
      <text:p text:style-name="P1"><text:span text:style-name="T4">Deimel, L. E., Jr. (1985). The uses of program reading. </text:span><text:span text:style-name="T3">SIGCSE Bulletin</text:span><text:span text:style-name="T2">, 17</text:span><text:span text:style-name="T4">(2), 5-14. </text:span></text:p>
      <text:p text:style-name="P1"><text:span text:style-name="T4">de Souza, C. R. B., &amp; Redmiles, D. (2009). On the roles of APIs in the coordination of collaborative </text:span><text:soft-page-break/><text:span text:style-name="T4">software development. </text:span><text:span text:style-name="T2">Computer Supported Cooperative Work, 18</text:span><text:span text:style-name="T4">, 445-475.</text:span></text:p>
      <text:p text:style-name="P1"><text:span text:style-name="T4">Devito Da Cunha, A., &amp; Greathead, D. (2007). Does personality matter? An analysis of code-review ability. </text:span><text:span text:style-name="T2">Communications of the ACM, 50</text:span><text:span text:style-name="T4">(5), 109-112.</text:span></text:p>
      <text:p text:style-name="P1"><text:span text:style-name="T4">Engestr</text:span><text:span text:style-name="T6">ö</text:span><text:span text:style-name="T4">m, Y. (1999). Activity theory and individual and social transformation. In Y. Engestr</text:span><text:span text:style-name="T6">ö</text:span><text:span text:style-name="T4">m, R. Miettinen, &amp; R-L. Punam</text:span><text:span text:style-name="T6">ä</text:span><text:span text:style-name="T4">ki (Eds.), </text:span><text:span text:style-name="T2">Perspectives on activity theory </text:span><text:span text:style-name="T4">(pp. 19-38). New York: Cambridge University Press.</text:span></text:p>
      <text:p text:style-name="P1"><text:span text:style-name="T4">Engestr</text:span><text:span text:style-name="T6">ö</text:span><text:span text:style-name="T4">m, Y. (2007). Putting Vygotsky to work: The change laboratory as an application of double stimulation. In H. Daniels, M. Cole, &amp; J. V. Wertsch (Eds.), </text:span><text:span text:style-name="T2">The Cambridge companion to Vygotsky</text:span><text:span text:style-name="T4"> (pp. 363-382). New York: Cambridge University Press.</text:span></text:p>
      <text:p text:style-name="P1"><text:span text:style-name="T4">Fagan, M. E. (1976). Design and code inspections to reduce errors in program development. </text:span><text:span text:style-name="T2">IBM Systems Journal, 15</text:span><text:span text:style-name="T4">, 182-211.</text:span></text:p>
      <text:p text:style-name="P1"><text:span text:style-name="T4">Fagan, M. E. (1986). Advances in software inspections. </text:span><text:span text:style-name="T2">IEEE Transactions on Software Engineering, 12</text:span><text:span text:style-name="T4">, 744-751.</text:span></text:p>
      <text:p text:style-name="P1"><text:span text:style-name="T4">Farooq, U., &amp; Zirkler, D. (2010). API peer reviews: A method for evaluating the usability of application programming interfaces. </text:span><text:span text:style-name="T3">Proceedings of the 2010 ACM Conference on Computer Supported Cooperative Work</text:span><text:span text:style-name="T4"> (pp. 207-210). New York: ACM.</text:span></text:p>
      <text:p text:style-name="P1"><text:span text:style-name="T4">Gutwin, C., Penner, R., &amp; Schneider, K. (2004). Group awareness in distributed software development. </text:span><text:span text:style-name="T3">Proceedings of the 2004 ACM Conference on Computer Supported Cooperative Work</text:span><text:span text:style-name="T4"> (pp. 72-81) New York: ACM.</text:span></text:p>
      <text:p text:style-name="P1"><text:span text:style-name="T4">Halverson, C. A. (2002). Activity theory and distributed cognition: Or what does CSCW need to DO with theories? </text:span><text:span text:style-name="T2">Computer Supported Cooperative Work, 11</text:span><text:span text:style-name="T4">, 243-267.</text:span></text:p>
      <text:p text:style-name="P1"><text:span text:style-name="T4">Halverson, C. A., Ellis, J. B., Danis, C., &amp; Kellogg, W. A. (2006). Designing task visualizations to support the coordination of work in software development. </text:span><text:span text:style-name="T3">Proceedings of the 2006 20</text:span><text:span text:style-name="T10">th</text:span><text:span text:style-name="T3"> Anniversary Conference on Computer Supported Cooperative Work</text:span><text:span text:style-name="T4"> (pp. 39-48). New York: ACM.</text:span></text:p>
      <text:p text:style-name="P1"><text:soft-page-break/><text:span text:style-name="T4">Hartmann, B., MacDougal, D., Brandt, J., &amp; Klemmer, S. R. (2010). What would other programmers do? Suggesting solutions to error messages. </text:span><text:span text:style-name="T3">Proceedings of the 28</text:span><text:span text:style-name="T10">th </text:span><text:span text:style-name="T3">International Conference on Human Factors in Computing Systems</text:span><text:span text:style-name="T4"> (pp. 1019-1028). New York: ACM.</text:span></text:p>
      <text:p text:style-name="P1"><text:span text:style-name="T4">Hedberg, H. (2004). Introducing the next generation of software inspection tools. </text:span>In F. Bomarius, H. Iida (Eds.), <text:span text:style-name="T3">Product Focused Software Process Improvement: </text:span><text:bookmark text:name="btAsinTitle"/><text:span text:style-name="T3">5</text:span><text:span text:style-name="T10">th</text:span><text:span text:style-name="T3"> International Conference, PROFES 2004 </text:span><text:span text:style-name="T4">(pp. 234-247). Berlin, Germany: Springer.</text:span></text:p>
      <text:p text:style-name="P1"><text:span text:style-name="T4">Holland, D. &amp; Reeves, J. R. (1996). Activity theory and the view from somewhere: Team perspectives on the intellectual work of programming. In B. A. Nardi (Ed.), </text:span><text:span text:style-name="T2">Context and consciousness: Activity theory and human-computer interaction </text:span><text:span text:style-name="T4">(pp. 257-281). Cambridge, MA: MIT Press.</text:span></text:p>
      <text:p text:style-name="P1">Hundhausen, C., Agrawal, A., Fairbrother, D., &amp; Trevisan, M. (2009). Integrating pedagogical code reviews into a CS 1 course: An empirical study. <text:span text:style-name="T1">SIGCSE Bulletin,</text:span><text:span text:style-name="T2"> 41</text:span><text:span text:style-name="T4">(</text:span>1), 291-295.</text:p>
      <text:p text:style-name="P1">Hundhausen, C., Agrawal, A., &amp; Ryan, K. (2010). The design of an online environment to support pedagogical code reviews. <text:span text:style-name="T1">Proceedings of the 41</text:span><text:span text:style-name="T8">st</text:span><text:span text:style-name="T1"> ACM Technical Symposium on Computer Science Education</text:span> (pp. 182-186). New York: ACM.</text:p>
      <text:p text:style-name="P1">Hyysalo, S. (2005). Objects and motives in a product design process. <text:span text:style-name="T2">Mind, Culture, and Activity, 12</text:span><text:span text:style-name="T4">, 19-36.</text:span></text:p>
      <text:p text:style-name="P1"><text:span text:style-name="T4">Iisakka, J., &amp; Tervonen, I. (2001). The darker side of inspections. In Lawford, M. &amp; Parnas, D. L. <text:s/>(Eds.), </text:span><text:span text:style-name="T3">WISE'01: Proceedings of the 1</text:span><text:span text:style-name="T10">st</text:span><text:span text:style-name="T3"> Workshop on Inspection in Software Engineering</text:span><text:span text:style-name="T4"> (pp. 99-104), Hamilton, Canada: McMaster University.</text:span></text:p>
      <text:p text:style-name="P1"><text:span text:style-name="T4">Johnson, P. M. (1994). An instrumented approach to improving software quality through formal technical review. </text:span><text:span text:style-name="T3">Proceedings of the 16</text:span><text:span text:style-name="T10">th</text:span><text:span text:style-name="T3"> International Conference on Software Engineering</text:span><text:span text:style-name="T4"> (pp. 113-122). Los Alamitos, CA: IEEE Computer Society Press. </text:span></text:p>
      <text:p text:style-name="P1">Kaptelinin, V., &amp; Nardi, B. A. (2006). <text:span text:style-name="T2">Acting with technology: Activity theory and interaction design</text:span>. Cambridge, MA: MIT Press.</text:p>
      <text:p text:style-name="P1">Kaptelinin, V., Nardi, B. A., &amp; Macaulay, C. (1999, July-August). The activity checklist: A tool for <text:soft-page-break/>representing the “space” of context. <text:span text:style-name="T2">interactions</text:span><text:span text:style-name="T4">, 27-39.</text:span></text:p>
      <text:p text:style-name="P1">Kelly, D., &amp; Shepard, T. (2002). Qualitative observations from software code inspection experiments. <text:span text:style-name="T1">Proceedings of the 2002 Conference of the Centre For Advanced Studies on Collaborative Research</text:span> (pp. 5-16). Indianapolis, IN: IBM Press.</text:p>
      <text:p text:style-name="P1">Kelly, D., &amp; Shepard, T. (2003). An experiment to investigate interacting versus nominal groups in software inspection. <text:span text:style-name="T1">Proceedings of the 2003 Conference of the Centre For Advanced Studies on Collaborative Research</text:span> (pp. 122-134). Indianapolis, IN: IBM Press. </text:p>
      <text:p text:style-name="P1">Kemerer, C. F., Paulk, M. C. (2009). The impact of design and code reviews on software quality: An empirical study based on PSP data. <text:span text:style-name="T2">IEEE Transactions on Software Engineering, 35</text:span><text:span text:style-name="T4">, 534-550.</text:span></text:p>
      <text:p text:style-name="P1">Kuutti, K. (1996). Activity theory as a potential framework for human-computer interaction research. In B. A. Nardi (Ed.), <text:span text:style-name="T2">Context and consciousness: Activity theory and human-computer interaction </text:span><text:span text:style-name="T4">(pp.17-44). Cambridge, MA: MIT Press.</text:span></text:p>
      <text:p text:style-name="P1">Laitenberger, O., &amp; DeBaud, J-M. (2001). An encompassing life-cycle centric survey of software inspection. <text:span text:style-name="T2">Journal of Systems and Software, 50</text:span><text:span text:style-name="T4">, 5-31.</text:span></text:p>
      <text:p text:style-name="P1">M<text:span text:style-name="T5">ä</text:span>ntyl<text:span text:style-name="T5">ä</text:span>, M. V., &amp; Lassenius, C. (2006). Drivers for software refactoring decisions. <text:span text:style-name="T1">Proceedings of the 2006 ACM/IEEE International Symposium on Empirical Software Engineering</text:span> (pp. 297-306). New York: ACM.</text:p>
      <text:p text:style-name="P1">M<text:span text:style-name="T5">ä</text:span>ntyl<text:span text:style-name="T5">ä</text:span>, M. V., &amp; Lassenius, C. (2009). What types of defects are really discovered in code reviews? <text:span text:style-name="T2">IEEE Transactions on Software Engineering, 35</text:span><text:span text:style-name="T4">, 430-448.</text:span></text:p>
      <text:p text:style-name="P1">Meyer, B. (2008). Design and code reviews in the age of the Internet. <text:span text:style-name="T2">Communications of the ACM, 51</text:span><text:span text:style-name="T4">(9), 67-71.</text:span></text:p>
      <text:p text:style-name="P1"><text:span text:style-name="T4">Miettinen, R. (2005). Object of activity and individual motivation. </text:span><text:span text:style-name="T2">Mind, Culture, and Activity, 12</text:span><text:span text:style-name="T4">, 52-69.</text:span></text:p>
      <text:p text:style-name="P1"><text:span text:style-name="T4">Nakamura, T., Hochstein, L., &amp; Basili, V. R. (2006). Identifying domain-specific defect classes using inspections and change history. </text:span><text:span text:style-name="T3">Proceedings of the 2006 ACM/IEEE International Symposium </text:span><text:soft-page-break/><text:span text:style-name="T3">on Empirical Software Engineering</text:span><text:span text:style-name="T4"> (pp. 346-355). New York : ACM.</text:span></text:p>
      <text:p text:style-name="P1"><text:span text:style-name="T4">Nelson, S., &amp; Schumann, J. (2004). What makes a code review trustworthy? </text:span><text:span text:style-name="T3">Proceedings of the 37</text:span><text:span text:style-name="T10">th</text:span><text:span text:style-name="T3"> Annual Hawaii International Conference on System Sciences </text:span><text:span text:style-name="T4">(pp. 90303b). Washington, DC: IEEE.</text:span></text:p>
      <text:p text:style-name="P1">Newell, A., &amp; Card, S. K. (1985). The prospects for psychological science in human-computer interaction. <text:span text:style-name="T2">Human Computer Interaction, 1</text:span><text:span text:style-name="T4">, 209-242.</text:span></text:p>
      <text:p text:style-name="P1">Nielsen, J. (1994). Usability inspection methods. <text:span text:style-name="T1">Conference Companion on Human Factors in Computing Systems</text:span> (pp. 413-414). New York: ACM.</text:p>
      <text:p text:style-name="P1">Norman, D. A. (1988). <text:span text:style-name="T2">The design of everyday things</text:span>. New York: Doubleday.</text:p>
      <text:p text:style-name="P1">Norman, D. A. (1993). <text:span text:style-name="T2">Things that make us smart: Defending human attributes in the age of the machine</text:span>. Cambridge, MA: Perseus Books.</text:p>
      <text:p text:style-name="P1">Norman, D. A. (2006, November-December). Logic versus usage: The case for activity-centered design. <text:span text:style-name="T2">interactions</text:span><text:span text:style-name="T4">, 45, 63.</text:span></text:p>
      <text:p text:style-name="P4"><text:span text:style-name="T4">Novick, D. G. (1999, May-June). </text:span>The cognitive walkthrough for operating procedures. <text:span text:style-name="T2">interactions</text:span><text:span text:style-name="T4">, 6, 31-37.</text:span></text:p>
      <text:p text:style-name="P1"><text:span text:style-name="T4">Omoronyia, I., Ferguson, J., Roper, M, &amp; Wood, M. (2009). Using developer activity data to enhance awareness during collaborative software development. </text:span><text:span text:style-name="T2">Computer Supported Cooperative Work, 18</text:span><text:span text:style-name="T4">, 509-558.</text:span></text:p>
      <text:p text:style-name="P1"><text:span text:style-name="T4">Parnin, C., G</text:span><text:span text:style-name="T6">ö</text:span><text:span text:style-name="T4">rg, C., &amp; Nnadi, O. (2008). A catalogue of lightweight visualizations to support code smell inspections. </text:span><text:span text:style-name="T3">Proceedings of the 4</text:span><text:span text:style-name="T10">th</text:span><text:span text:style-name="T3"> ACM Symposium on Software Visualization</text:span><text:span text:style-name="T4"> (77-86). New York: ACM.</text:span></text:p>
      <text:p text:style-name="P1"><text:span text:style-name="T4">Perpich, J. M., Perry, D. E., Porter, A. A., Votta, L. G. &amp; Wade, M. W. (1997). Anywhere, anytime code inspections: Using the Web to remove inspection bottlenecks in large-scale software development. </text:span><text:span text:style-name="T3">Proceedings of the 19</text:span><text:span text:style-name="T10">th</text:span><text:span text:style-name="T3"> International Conference on Software Engineering</text:span><text:span text:style-name="T4"> (pp. 14-21). New York: ACM.</text:span></text:p>
      <text:p text:style-name="P1"><text:soft-page-break/><text:span text:style-name="T4">Porter, A., Siy, H., Mockus, A., &amp; Votta, L. G. (1998). Understanding the sources of variation in software inspections. </text:span><text:span text:style-name="T2">ACM Transactions on Software Engineering and Methodology, 7</text:span><text:span text:style-name="T4">, 41-79.</text:span></text:p>
      <text:p text:style-name="P1">Prause, C. R., &amp; Apelt, S. (2008). An approach for continuous inspection of source code. <text:span text:style-name="T1">Proceedings of the 6</text:span><text:span text:style-name="T8">th</text:span><text:span text:style-name="T1"> International Workshop on Software Quality</text:span> (pp. 17-22). New York: ACM.</text:p>
      <text:p text:style-name="P1">Raskin, J. (2000). <text:span text:style-name="T2">The humane interface: New directions for designing interactive systems</text:span>. Reading, MA: Addison-Wesley.</text:p>
      <text:p text:style-name="P1">Reily, K., Finnerty, P. L., &amp; Terveen, L. (2009). Two peers are better than one: aggregating peer reviews for computing assignments is surprisingly accurate. <text:span text:style-name="T1">Proceedings of the ACM 2009 International Conference on Supporting Group Work</text:span> (pp. 115-124). New York: ACM.</text:p>
      <text:p text:style-name="P1">Rogers, Y., &amp; Ellis, J. <text:s/>(1994). Distributed cognition: An alternative framework for analysing and explaining collaborative working. <text:span text:style-name="T2">Journal of Information Technology, 9</text:span><text:span text:style-name="T4">, 119-128.</text:span></text:p>
      <text:p text:style-name="P1"><text:span text:style-name="T4">Rombach, D., Ciolkowski, M., Jeffery, R., Laitenberger, O., McGarry, F., &amp; Shull, F. (2008). Impact of research on practice in the field of inspections, reviews, and walkthroughs: Learning from successful industrial uses. </text:span><text:span text:style-name="T3">SIGSOFT Software Engineering Note</text:span><text:span text:style-name="T2">s, 33</text:span><text:span text:style-name="T4">(6), 26-35. </text:span></text:p>
      <text:p text:style-name="P1"><text:span text:style-name="T4">Sarmiento, J. W., &amp; Stahl, G. (2008). Group creativity in interaction: Collaborative referencing, remembering, and bridging. </text:span><text:span text:style-name="T2">International Journal of Human-Computer Interaction, 24</text:span><text:span text:style-name="T4">(5), 1-13.</text:span></text:p>
      <text:p text:style-name="P1">Seaman, C. B., &amp; Basili, V. R. (1998). Communication and organization: An empirical study of discussion in inspection meetings. <text:span text:style-name="T2">IEEE Transactions on Software Engineering, 24</text:span><text:span text:style-name="T4">, 559-572.</text:span></text:p>
      <text:p text:style-name="P1">Siy, H., &amp; Votta, L. (2001). Does the modern code inspection have value? <text:span text:style-name="T1">Proceedings of the IEEE International Conference on Software Maintenance </text:span>(pp. 281-290). Washington, DC: IEEE. </text:p>
      <text:p text:style-name="P1">Stein, M., Riedl, J., Harner, S. J., &amp; Mashayekhi, V. (1997). A case study of distributed, asynchronous software inspection. <text:span text:style-name="T1">Proceedings of the 19</text:span><text:span text:style-name="T8">th</text:span><text:span text:style-name="T1"> International Conference on Software Engineering</text:span> (pp. 107-117). New York: ACM.</text:p>
      <text:p text:style-name="P1">Stetsenko, A. (2005). Activity as object-related: Resolving the dichotomy of individual and collective <text:soft-page-break/>planes of activity. <text:span text:style-name="T2">Mind, Culture, and Activity, 12</text:span><text:span text:style-name="T4">, 70-88.</text:span></text:p>
      <text:p text:style-name="P1">Storey, M-A., Cheng, L-T., Bull, I., &amp; Rigby, P. (2006). Shared waypoints and social tagging to support collaboration in software development. <text:span text:style-name="T1">Proceedings of the 2006 20th Anniversary Conference on Computer Supported Cooperative Work</text:span> (pp. 195-198). New York: ACM.</text:p>
      <text:p text:style-name="P1">Subrahmaniyan, N., Beckwith, L., Grigoreanu, V., Burnett, M., Wiedenbeck, S., Narayanan, V., … Fern, X. (2008). Testing vs. code inspection vs. … what else? Male and female end users' debugging strategies. <text:span text:style-name="T1">Proceeding of the Twenty-Sixth Annual SIGCHI Conference on Human Factors in Computing Systems</text:span> (pp. 617-626). New York: ACM.</text:p>
      <text:p text:style-name="P1">Suchman, L. (1995). Making work visible. <text:span text:style-name="T2">Communications of the ACM, 38</text:span><text:span text:style-name="T4">(9), 56-64.</text:span></text:p>
      <text:p text:style-name="P1">Thelin, T., Runeson, P., &amp; Wohlin, C. (2003). An experimental comparison of usage-based and checklist-based reading. <text:span text:style-name="T2">IEEE Transactions on Software Engineering, 29</text:span><text:span text:style-name="T4">, 687-704.</text:span></text:p>
      <text:p text:style-name="P1">Trytten, D. A. (2005). A design for peer code review. <text:span text:style-name="T1">Proceedings of the 36</text:span><text:span text:style-name="T8">th</text:span><text:span text:style-name="T1"> SIGCSE Technical Symposium on Computer Science Education</text:span> (pp. 455-459). New York: ACM.</text:p>
      <text:p text:style-name="P1">Turner, S. A., Quintana-Castillo, R., P<text:span text:style-name="T5">é</text:span>rez-Qui<text:span text:style-name="T5">ñ</text:span>ones, M. A., &amp; Edwards, S. E. (2008). Misunderstandings about object-oriented design: Experiences using code reviews. <text:span text:style-name="T1">Proceedings of the 39</text:span><text:span text:style-name="T8">th</text:span><text:span text:style-name="T1"> SIGCSE Technical Symposium on Computer Science Education</text:span> (pp. 97-101). New York: ACM.</text:p>
      <text:p text:style-name="P1">Uwano, H., Monden, A., &amp; Matsumoto, K. (2008). Are good code reviewers also good at design review? <text:span text:style-name="T1">Proceedings of the Second ACM-IEEE International Symposium on Empirical Software Engineering and Measurement</text:span> (pp. 351-353). New York: ACM.</text:p>
      <text:p text:style-name="P1">Uwano, H., Nakamura, M., Monden, A., &amp; Matsumoto, K. (2006). Analyzing individual performance of source code review using reviewers' eye movement. <text:span text:style-name="T1">Proceedings of the 2006 Symposium on Eye Tracking Research &amp; Applications</text:span> (pp. 133-140). New York: ACM.</text:p>
      <text:p text:style-name="P1">Votta, L. G. (1993). Does every inspection need a meeting? <text:span text:style-name="T1">Proceedings of the 1</text:span><text:span text:style-name="T8">st</text:span><text:span text:style-name="T1"> ACM SIGSOFT Symposium on Foundations of Software Engineering</text:span> (pp. 107-114). New York: ACM.</text:p>
      <text:p text:style-name="P1"><text:soft-page-break/>Wang, Y., Li, Y., Collins, M., &amp; Liu, P. (2008). Process improvement of peer code review and behavior analysis of its participants. <text:span text:style-name="T1">Proceedings of the 39</text:span><text:span text:style-name="T8">th</text:span><text:span text:style-name="T1"> SIGCSE Technical Symposium on Computer Science Education</text:span> (pp. 107-111). New York: ACM.</text:p>
      <text:p text:style-name="P1">Wertsch, J. V. (2007). Mediation. <text:span text:style-name="T4">In H. Daniels, M. Cole, &amp; J. V. Wertsch (Eds.), </text:span><text:span text:style-name="T2">The Cambridge companion to Vygotsky</text:span><text:span text:style-name="T4"> (pp. 178-192). New York: Cambridge University Press.</text:span></text:p>
      <text:p text:style-name="P1"><text:span text:style-name="T4">Wiegers, K. E. (1995). Improving quality through software inspections. </text:span><text:span text:style-name="T2">Software Development, 3</text:span><text:span text:style-name="T4">(4), 55-64.</text:span></text:p>
      <text:p text:style-name="P1"><text:span text:style-name="T4">Wiegers, K. E. (2001). When two eyes aren't enough. </text:span><text:span text:style-name="T2">Software Development, 9</text:span><text:span text:style-name="T4">(10), 58-61.</text:span></text:p>
      <text:p text:style-name="P1"><text:span text:style-name="T4">Williams, L. A., &amp; Kessler, R. R. (2000). All I really needed to know about pair programming I learned in kindergarten. </text:span><text:span text:style-name="T2">Communications of the ACM, 43</text:span><text:span text:style-name="T4">(5), 108-114.</text:span></text:p>
      <text:p text:style-name="P1"><text:span text:style-name="T4">Winograd, T. (2006). Designing a new foundation for design. </text:span><text:span text:style-name="T2">Communications of the ACM, 49</text:span><text:span text:style-name="T4">(5), 71-73.</text:span></text:p>
      <text:p text:style-name="P1"><text:span text:style-name="T4">Wood, M., Roper, M., Brooks, A., &amp; Miller, J. (1997). Comparing and combining software defect detection techniques: A replicated empirical study. </text:span><text:span text:style-name="T3">Proceedings of the 6</text:span><text:span text:style-name="T10">th</text:span><text:span text:style-name="T3"> European Software Engineering Conference Held Jointly with the 5</text:span><text:span text:style-name="T10">th</text:span><text:span text:style-name="T3"> ACM SIGSOFT International Symposium on Foundations of Software Engineering</text:span><text:span text:style-name="T4"> (pp. 262-277). New York: Springer-Verlag.</text:span></text:p>
      <text:p text:style-name="P1"><text:span text:style-name="T4">Zager, D. (2002). Collaboration as an activity. </text:span><text:span text:style-name="T2">Computer Supported Cooperative Work, 11</text:span><text:span text:style-name="T4">, 181-20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06T18:35:59</meta:creation-date>
    <dc:date>2010-08-09T23:11:24</dc:date>
    <dc:creator>Randy Souza</dc:creator>
    <meta:editing-duration>PT37H59M21S</meta:editing-duration>
    <meta:editing-cycles>143</meta:editing-cycles>
    <meta:generator>OpenOffice.org/3.2$Linux OpenOffice.org_project/320m12$Build-9483</meta:generator>
    <meta:document-statistic meta:table-count="0" meta:image-count="0" meta:object-count="0" meta:page-count="9" meta:paragraph-count="87" meta:word-count="2387" meta:character-count="16476"/>
  </office:meta>
</office:document-meta>
</file>